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svg:stroke-width="0.001cm" svg:stroke-color="#494936" draw:fill="none" draw:fill-color="#ffffff" fo:padding-top="-0.049cm" fo:padding-bottom="-0.049cm" fo:padding-left="-0.049cm" fo:padding-right="-0.049cm"/>
    </style:style>
    <style:style style:name="gr2" style:family="graphic" style:parent-style-name="standard">
      <style:graphic-properties svg:stroke-width="0.001cm" svg:stroke-color="#dbdbce" draw:fill="none" draw:fill-color="#ffffff" fo:padding-top="-0.049cm" fo:padding-bottom="-0.049cm" fo:padding-left="-0.049cm" fo:padding-right="-0.049cm"/>
    </style:style>
    <style:style style:name="gr3" style:family="graphic" style:parent-style-name="standard">
      <style:graphic-properties draw:stroke="none" svg:stroke-width="0.001cm" draw:fill-color="#c9c9b6"/>
    </style:style>
    <style:style style:name="gr4" style:family="graphic" style:parent-style-name="standard">
      <style:graphic-properties draw:stroke="none" svg:stroke-width="0.001cm" draw:fill-color="#b7b79d"/>
    </style:style>
    <style:style style:name="gr5" style:family="graphic" style:parent-style-name="standard">
      <style:graphic-properties draw:stroke="none" svg:stroke-width="0.001cm" draw:fill-color="#7a7a5a"/>
    </style:style>
    <style:style style:name="gr6" style:family="graphic" style:parent-style-name="standard">
      <style:graphic-properties draw:stroke="none" svg:stroke-width="0.001cm" draw:fill-color="#000000"/>
    </style:style>
    <style:style style:name="gr7" style:family="graphic" style:parent-style-name="standard">
      <style:graphic-properties svg:stroke-width="0.001cm" svg:stroke-color="#000000" draw:fill="none" draw:fill-color="#ffffff" fo:padding-top="-0.049cm" fo:padding-bottom="-0.049cm" fo:padding-left="-0.049cm" fo:padding-right="-0.049cm"/>
    </style:style>
    <style:style style:name="gr8" style:family="graphic" style:parent-style-name="standard">
      <style:graphic-properties svg:stroke-width="0.083cm" svg:stroke-color="#4eff2a" draw:fill="none" draw:fill-color="#ffffff" fo:padding-top="-0.008cm" fo:padding-bottom="-0.008cm" fo:padding-left="-0.008cm" fo:padding-right="-0.008cm"/>
    </style:style>
    <style:style style:name="gr9" style:family="graphic" style:parent-style-name="standard">
      <style:graphic-properties draw:stroke="none" svg:stroke-width="0.083cm" draw:fill-color="#222222"/>
    </style:style>
    <style:style style:name="gr10" style:family="graphic" style:parent-style-name="standard">
      <style:graphic-properties draw:stroke="none" svg:stroke-width="0.001cm" draw:fill-color="#a5a585"/>
    </style:style>
    <style:style style:name="gr11" style:family="graphic" style:parent-style-name="standard">
      <style:graphic-properties draw:stroke="none" svg:stroke-width="0.001cm" draw:fill-color="#ffc2aa"/>
    </style:style>
    <style:style style:name="gr12" style:family="graphic" style:parent-style-name="standard">
      <style:graphic-properties draw:stroke="none" svg:stroke-width="0.001cm" draw:fill-color="#222222"/>
    </style:style>
    <style:style style:name="gr13" style:family="graphic" style:parent-style-name="standard">
      <style:graphic-properties draw:stroke="none" svg:stroke-width="0.001cm" draw:fill-color="#008077"/>
    </style:style>
    <style:style style:name="gr14" style:family="graphic" style:parent-style-name="standard">
      <style:graphic-properties draw:stroke="none" svg:stroke-width="0.001cm" draw:fill-color="#aaaaaa"/>
    </style:style>
    <style:style style:name="gr15" style:family="graphic" style:parent-style-name="standard">
      <style:graphic-properties svg:stroke-width="0.001cm" svg:stroke-color="#b7b79d" draw:fill="none" draw:fill-color="#ffffff" fo:padding-top="-0.049cm" fo:padding-bottom="-0.049cm" fo:padding-left="-0.049cm" fo:padding-right="-0.049cm"/>
    </style:style>
    <style:style style:name="gr16" style:family="graphic" style:parent-style-name="standard">
      <style:graphic-properties draw:stroke="none" svg:stroke-width="0.001cm" draw:fill-color="#ffffff"/>
    </style:style>
  </office:automatic-styles>
  <office:body>
    <office:drawing>
      <draw:page draw:name="page1" draw:style-name="dp1" draw:master-page-name="Default">
        <draw:g>
          <draw:glue-point draw:id="4" svg:x="-1.896cm" svg:y="-5cm"/>
          <draw:glue-point draw:id="5" svg:x="-1.211cm" svg:y="-5cm"/>
          <draw:glue-point draw:id="6" svg:x="-0.094cm" svg:y="5cm"/>
          <draw:glue-point draw:id="7" svg:x="-5cm" svg:y="-1.209cm"/>
          <draw:glue-point draw:id="8" svg:x="5cm" svg:y="-1.536cm"/>
          <draw:glue-point draw:id="9" svg:x="-0.64cm" svg:y="-1.549cm"/>
          <draw:polyline draw:style-name="gr1" draw:layer="layout" svg:width="0.168cm" svg:height="0.104cm" svg:x="1.216cm" svg:y="0.655cm" svg:viewBox="0 0 169 105" draw:points="156,105 158,101 160,98 162,95 164,92 165,88 166,85 167,81 168,78 168,75 169,71 169,68 168,64 168,61 167,57 166,54 165,50 164,47 162,44 160,40 158,38 157,34 154,31 151,28 149,26 146,23 142,21 139,18 136,16 132,14 128,12 124,10 120,8 116,6 112,5 108,4 103,2 99,2 94,1 90,1 85,0 81,0 76,0 71,0 67,0 62,1 58,1 53,2 49,4 45,4 40,6 36,7 32,9 28,11 24,13 21,15 17,17 14,19 10,22 8,25 5,27 2,30 0,33">
            <text:p/>
          </draw:polyline>
          <draw:polyline draw:style-name="gr2" draw:layer="layout" svg:width="0.16cm" svg:height="0.097cm" svg:x="1.215cm" svg:y="0.655cm" svg:viewBox="0 0 161 98" draw:points="149,98 151,95 153,92 155,88 156,86 158,82 158,79 159,76 160,73 160,70 161,66 161,63 160,59 160,56 159,53 158,50 157,47 155,44 154,40 152,37 150,34 148,32 146,29 143,26 141,23 138,21 135,19 132,17 128,14 125,12 121,11 118,9 114,7 110,6 106,4 102,4 98,2 93,1 89,1 85,1 81,0 76,0 72,0 68,0 63,0 59,1 55,1 50,2 46,3 42,4 38,6 34,7 30,9 26,10 23,12 19,14 16,16 13,18 10,21 7,23 4,26 2,29 0,31">
            <text:p/>
          </draw:polyline>
          <draw:polygon draw:style-name="gr3" draw:layer="layout" svg:width="0.562cm" svg:height="0.069cm" svg:x="0.735cm" svg:y="0.586cm" svg:viewBox="0 0 563 70" draw:points="0,70 69,0 563,0 493,70">
            <text:p/>
          </draw:polygon>
          <draw:polygon draw:style-name="gr1" draw:layer="layout" svg:width="0.562cm" svg:height="0.069cm" svg:x="0.735cm" svg:y="0.586cm" svg:viewBox="0 0 563 70" draw:points="0,70 69,0 563,0 493,70">
            <text:p/>
          </draw:polygon>
          <draw:polygon draw:style-name="gr4" draw:layer="layout" svg:width="0.493cm" svg:height="0.086cm" svg:x="0.735cm" svg:y="0.655cm" svg:viewBox="0 0 494 87" draw:points="0,0 494,0 494,87 0,87">
            <text:p/>
          </draw:polygon>
          <draw:polygon draw:style-name="gr1" draw:layer="layout" svg:width="0.493cm" svg:height="0.086cm" svg:x="0.735cm" svg:y="0.655cm" svg:viewBox="0 0 494 87" draw:points="0,0 494,0 494,87 0,87">
            <text:p/>
          </draw:polygon>
          <draw:polygon draw:style-name="gr5" draw:layer="layout" svg:width="0.069cm" svg:height="0.155cm" svg:x="1.228cm" svg:y="0.586cm" svg:viewBox="0 0 70 156" draw:points="0,156 70,95 70,0 0,69">
            <text:p/>
          </draw:polygon>
          <draw:polygon draw:style-name="gr1" draw:layer="layout" svg:width="0.069cm" svg:height="0.155cm" svg:x="1.228cm" svg:y="0.586cm" svg:viewBox="0 0 70 156" draw:points="0,156 70,95 70,0 0,69">
            <text:p/>
          </draw:polygon>
          <draw:polygon draw:style-name="gr6" draw:layer="layout" svg:width="0.537cm" svg:height="0.052cm" svg:x="0.753cm" svg:y="0.586cm" svg:viewBox="0 0 538 53" draw:points="0,53 52,0 538,0 485,53">
            <text:p/>
          </draw:polygon>
          <draw:polygon draw:style-name="gr7" draw:layer="layout" svg:width="0.537cm" svg:height="0.052cm" svg:x="0.753cm" svg:y="0.586cm" svg:viewBox="0 0 538 53" draw:points="0,53 52,0 538,0 485,53">
            <text:p/>
          </draw:polygon>
          <draw:polygon draw:style-name="gr3" draw:layer="layout" svg:width="0.554cm" svg:height="0.052cm" svg:x="0.735cm" svg:y="0.19cm" svg:viewBox="0 0 555 53" draw:points="0,53 52,0 555,0 494,53">
            <text:p/>
          </draw:polygon>
          <draw:polygon draw:style-name="gr1" draw:layer="layout" svg:width="0.554cm" svg:height="0.052cm" svg:x="0.735cm" svg:y="0.19cm" svg:viewBox="0 0 555 53" draw:points="0,53 52,0 555,0 494,53">
            <text:p/>
          </draw:polygon>
          <draw:polygon draw:style-name="gr4" draw:layer="layout" svg:width="0.502cm" svg:height="0.388cm" svg:x="0.735cm" svg:y="0.241cm" svg:viewBox="0 0 503 389" draw:points="0,0 503,0 503,389 0,389">
            <text:p/>
          </draw:polygon>
          <draw:polygon draw:style-name="gr1" draw:layer="layout" svg:width="0.502cm" svg:height="0.388cm" svg:x="0.735cm" svg:y="0.241cm" svg:viewBox="0 0 503 389" draw:points="0,0 503,0 503,389 0,389">
            <text:p/>
          </draw:polygon>
          <draw:polygon draw:style-name="gr6" draw:layer="layout" svg:width="0.415cm" svg:height="0.302cm" svg:x="0.778cm" svg:y="0.293cm" svg:viewBox="0 0 416 303" draw:points="0,0 416,0 416,303 0,303">
            <text:p/>
          </draw:polygon>
          <draw:polygon draw:style-name="gr1" draw:layer="layout" svg:width="0.415cm" svg:height="0.302cm" svg:x="0.778cm" svg:y="0.293cm" svg:viewBox="0 0 416 303" draw:points="0,0 416,0 416,303 0,303">
            <text:p/>
          </draw:polygon>
          <draw:polygon draw:style-name="gr5" draw:layer="layout" svg:width="0.061cm" svg:height="0.44cm" svg:x="1.228cm" svg:y="0.19cm" svg:viewBox="0 0 62 441" draw:points="0,441 62,389 62,0 0,52">
            <text:p/>
          </draw:polygon>
          <draw:polygon draw:style-name="gr1" draw:layer="layout" svg:width="0.061cm" svg:height="0.44cm" svg:x="1.228cm" svg:y="0.19cm" svg:viewBox="0 0 62 441" draw:points="0,441 62,389 62,0 0,52">
            <text:p/>
          </draw:polygon>
          <draw:polygon draw:style-name="gr3" draw:layer="layout" svg:width="0.614cm" svg:height="0.095cm" svg:x="0.64cm" svg:y="0.724cm" svg:viewBox="0 0 615 96" draw:points="0,96 77,0 615,0 537,96">
            <text:p/>
          </draw:polygon>
          <draw:polygon draw:style-name="gr1" draw:layer="layout" svg:width="0.614cm" svg:height="0.095cm" svg:x="0.64cm" svg:y="0.724cm" svg:viewBox="0 0 615 96" draw:points="0,96 77,0 615,0 537,96">
            <text:p/>
          </draw:polygon>
          <draw:polygon draw:style-name="gr5" draw:layer="layout" svg:width="0.078cm" svg:height="0.112cm" svg:x="1.177cm" svg:y="0.724cm" svg:viewBox="0 0 79 113" draw:points="0,113 79,34 79,0 0,95">
            <text:p/>
          </draw:polygon>
          <draw:polygon draw:style-name="gr1" draw:layer="layout" svg:width="0.078cm" svg:height="0.112cm" svg:x="1.177cm" svg:y="0.724cm" svg:viewBox="0 0 79 113" draw:points="0,113 79,34 79,0 0,95">
            <text:p/>
          </draw:polygon>
          <draw:polygon draw:style-name="gr4" draw:layer="layout" svg:width="0.536cm" svg:height="0.017cm" svg:x="0.64cm" svg:y="0.819cm" svg:viewBox="0 0 537 18" draw:points="0,0 537,0 537,18 0,18">
            <text:p/>
          </draw:polygon>
          <draw:polygon draw:style-name="gr1" draw:layer="layout" svg:width="0.536cm" svg:height="0.017cm" svg:x="0.64cm" svg:y="0.819cm" svg:viewBox="0 0 537 18" draw:points="0,0 537,0 537,18 0,18">
            <text:p/>
          </draw:polygon>
          <draw:polygon draw:style-name="gr3" draw:layer="layout" svg:width="0.104cm" svg:height="0.06cm" svg:x="1.289cm" svg:y="0.75cm" svg:viewBox="0 0 105 61" draw:points="0,61 34,0 105,0 69,61">
            <text:p/>
          </draw:polygon>
          <draw:polygon draw:style-name="gr1" draw:layer="layout" svg:width="0.104cm" svg:height="0.06cm" svg:x="1.289cm" svg:y="0.75cm" svg:viewBox="0 0 105 61" draw:points="0,61 34,0 105,0 69,61">
            <text:p/>
          </draw:polygon>
          <draw:polygon draw:style-name="gr5" draw:layer="layout" svg:width="0.035cm" svg:height="0.077cm" svg:x="1.358cm" svg:y="0.75cm" svg:viewBox="0 0 36 78" draw:points="0,78 36,43 36,0 0,60">
            <text:p/>
          </draw:polygon>
          <draw:polygon draw:style-name="gr1" draw:layer="layout" svg:width="0.035cm" svg:height="0.077cm" svg:x="1.358cm" svg:y="0.75cm" svg:viewBox="0 0 36 78" draw:points="0,78 36,43 36,0 0,60">
            <text:p/>
          </draw:polygon>
          <draw:polygon draw:style-name="gr4" draw:layer="layout" svg:width="0.078cm" svg:height="0.017cm" svg:x="1.28cm" svg:y="0.81cm" svg:viewBox="0 0 79 18" draw:points="0,0 79,0 79,18 0,18">
            <text:p/>
          </draw:polygon>
          <draw:polygon draw:style-name="gr1" draw:layer="layout" svg:width="0.078cm" svg:height="0.017cm" svg:x="1.28cm" svg:y="0.81cm" svg:viewBox="0 0 79 18" draw:points="0,0 79,0 79,18 0,18">
            <text:p/>
          </draw:polygon>
          <draw:line draw:style-name="gr8" draw:layer="layout" svg:x1="0.805cm" svg:y1="0.439cm" svg:x2="0.814cm" svg:y2="0.439cm">
            <text:p/>
          </draw:line>
          <draw:polyline draw:style-name="gr8" draw:layer="layout" svg:width="0cm" svg:height="0cm" svg:x="0.839cm" svg:y="0.439cm" svg:viewBox="0 0 0 0" draw:points="0,0">
            <text:p/>
          </draw:polyline>
          <draw:line draw:style-name="gr8" draw:layer="layout" svg:x1="0.865cm" svg:y1="0.439cm" svg:x2="0.874cm" svg:y2="0.439cm">
            <text:p/>
          </draw:line>
          <draw:polyline draw:style-name="gr8" draw:layer="layout" svg:width="0cm" svg:height="0cm" svg:x="0.9cm" svg:y="0.439cm" svg:viewBox="0 0 0 0" draw:points="0,0">
            <text:p/>
          </draw:polyline>
          <draw:line draw:style-name="gr8" draw:layer="layout" svg:x1="0.926cm" svg:y1="0.439cm" svg:x2="0.936cm" svg:y2="0.439cm">
            <text:p/>
          </draw:line>
          <draw:polyline draw:style-name="gr8" draw:layer="layout" svg:width="0cm" svg:height="0cm" svg:x="0.96cm" svg:y="0.439cm" svg:viewBox="0 0 0 0" draw:points="0,0">
            <text:p/>
          </draw:polyline>
          <draw:line draw:style-name="gr8" draw:layer="layout" svg:x1="0.986cm" svg:y1="0.439cm" svg:x2="0.996cm" svg:y2="0.439cm">
            <text:p/>
          </draw:line>
          <draw:polyline draw:style-name="gr8" draw:layer="layout" svg:width="0cm" svg:height="0cm" svg:x="1.021cm" svg:y="0.439cm" svg:viewBox="0 0 0 0" draw:points="0,0">
            <text:p/>
          </draw:polyline>
          <draw:line draw:style-name="gr8" draw:layer="layout" svg:x1="1.047cm" svg:y1="0.439cm" svg:x2="1.056cm" svg:y2="0.439cm">
            <text:p/>
          </draw:line>
          <draw:polyline draw:style-name="gr8" draw:layer="layout" svg:width="0cm" svg:height="0cm" svg:x="1.082cm" svg:y="0.439cm" svg:viewBox="0 0 0 0" draw:points="0,0">
            <text:p/>
          </draw:polyline>
          <draw:line draw:style-name="gr8" draw:layer="layout" svg:x1="1.107cm" svg:y1="0.439cm" svg:x2="1.117cm" svg:y2="0.439cm">
            <text:p/>
          </draw:line>
          <draw:polyline draw:style-name="gr8" draw:layer="layout" svg:width="0cm" svg:height="0cm" svg:x="1.142cm" svg:y="0.439cm" svg:viewBox="0 0 0 0" draw:points="0,0">
            <text:p/>
          </draw:polyline>
          <draw:line draw:style-name="gr8" draw:layer="layout" svg:x1="1.168cm" svg:y1="0.439cm" svg:x2="1.178cm" svg:y2="0.439cm">
            <text:p/>
          </draw:line>
          <draw:polygon draw:style-name="gr9" draw:layer="layout" svg:width="0.217cm" svg:height="0.267cm" svg:x="0.778cm" svg:y="1.327cm" svg:viewBox="0 0 218 268" draw:points="122,0 130,120 148,129 208,173 218,242 156,242 113,242 113,259 43,268 17,268 0,268 0,207 8,190 26,147 17,26">
            <text:p/>
          </draw:polygon>
          <draw:polygon draw:style-name="gr7" draw:layer="layout" svg:width="0.217cm" svg:height="0.267cm" svg:x="0.778cm" svg:y="1.327cm" svg:viewBox="0 0 218 268" draw:points="122,0 130,120 148,129 208,173 218,242 156,242 113,242 113,259 43,268 17,268 0,268 0,207 8,190 26,147 17,26">
            <text:p/>
          </draw:polygon>
          <draw:polygon draw:style-name="gr10" draw:layer="layout" svg:width="0.346cm" svg:height="0.431cm" svg:x="0.606cm" svg:y="1.043cm" svg:viewBox="0 0 347 432" draw:points="0,0 225,8 286,0 320,16 329,51 347,371 320,423 268,432 190,423 164,198">
            <text:p/>
          </draw:polygon>
          <draw:polygon draw:style-name="gr7" draw:layer="layout" svg:width="0.346cm" svg:height="0.431cm" svg:x="0.606cm" svg:y="1.043cm" svg:viewBox="0 0 347 432" draw:points="0,0 225,8 286,0 320,16 329,51 347,371 320,423 268,432 190,423 164,198">
            <text:p/>
          </draw:polygon>
          <draw:polygon draw:style-name="gr11" draw:layer="layout" svg:width="0.233cm" svg:height="0.095cm" svg:x="0.649cm" svg:y="0.664cm" svg:viewBox="0 0 234 96" draw:points="0,34 68,34 121,0 190,17 216,26 234,43 224,87 216,87 198,61 190,43 156,61 181,70 190,70 190,87 112,96 60,87 8,87">
            <text:p/>
          </draw:polygon>
          <draw:polygon draw:style-name="gr7" draw:layer="layout" svg:width="0.233cm" svg:height="0.095cm" svg:x="0.649cm" svg:y="0.664cm" svg:viewBox="0 0 234 96" draw:points="0,34 68,34 121,0 190,17 216,26 234,43 224,87 216,87 198,61 190,43 156,61 181,70 190,70 190,87 112,96 60,87 8,87">
            <text:p/>
          </draw:polygon>
          <draw:polygon draw:style-name="gr10" draw:layer="layout" svg:width="0.303cm" svg:height="0.129cm" svg:x="0.415cm" svg:y="0.681cm" svg:viewBox="0 0 304 130" draw:points="0,0 286,9 304,34 304,86 78,130">
            <text:p/>
          </draw:polygon>
          <draw:polygon draw:style-name="gr7" draw:layer="layout" svg:width="0.303cm" svg:height="0.129cm" svg:x="0.415cm" svg:y="0.681cm" svg:viewBox="0 0 304 130" draw:points="0,0 286,9 304,34 304,86 78,130">
            <text:p/>
          </draw:polygon>
          <draw:polygon draw:style-name="gr12" draw:layer="layout" svg:width="0.329cm" svg:height="0.267cm" svg:x="0.943cm" svg:y="1.482cm" svg:viewBox="0 0 330 268" draw:points="164,0 147,86 173,86 225,120 295,120 321,129 330,155 321,181 251,224 225,233 182,233 113,242 113,268 87,268 52,268 26,259 0,242 0,199 17,155 26,129 43,103 60,17">
            <text:p/>
          </draw:polygon>
          <draw:polygon draw:style-name="gr7" draw:layer="layout" svg:width="0.329cm" svg:height="0.267cm" svg:x="0.943cm" svg:y="1.482cm" svg:viewBox="0 0 330 268" draw:points="164,0 147,86 173,86 225,120 295,120 321,129 330,155 321,181 251,224 225,233 182,233 113,242 113,268 87,268 52,268 26,259 0,242 0,199 17,155 26,129 43,103 60,17">
            <text:p/>
          </draw:polygon>
          <draw:polygon draw:style-name="gr13" draw:layer="layout" svg:width="0.459cm" svg:height="0.215cm" svg:x="0.484cm" svg:y="1.267cm" svg:viewBox="0 0 460 216" draw:points="0,155 451,0 460,16 460,43 451,60 17,216">
            <text:p/>
          </draw:polygon>
          <draw:polygon draw:style-name="gr13" draw:layer="layout" svg:width="0.459cm" svg:height="0.215cm" svg:x="0.484cm" svg:y="1.267cm" svg:viewBox="0 0 460 216" draw:points="0,155 451,0 460,16 460,43 451,60 17,216">
            <text:p/>
          </draw:polygon>
          <draw:polygon draw:style-name="gr7" draw:layer="layout" svg:width="0.459cm" svg:height="0.215cm" svg:x="0.484cm" svg:y="1.267cm" svg:viewBox="0 0 460 216" draw:points="0,155 451,0 460,16 460,43 451,60 17,216">
            <text:p/>
          </draw:polygon>
          <draw:polygon draw:style-name="gr14" draw:layer="layout" svg:width="0.648cm" svg:height="0.569cm" svg:x="0.165cm" svg:y="1.431cm" svg:viewBox="0 0 649 570" draw:points="389,0 397,189 623,103 640,112 649,172 631,172 631,198 623,215 614,215 596,207 588,189 588,172 415,241 570,414 579,483 570,509 570,526 562,552 553,561 544,561 528,570 519,561 510,535 502,526 519,509 528,500 528,483 536,483 544,466 363,258 60,431 60,457 52,466 52,509 43,518 34,526 17,526 0,509 17,466 17,448 34,423 25,371 311,224 216,138 198,155 190,172 173,189 138,164 138,155 147,138 173,129 181,103 225,69 328,164 328,17">
            <text:p/>
          </draw:polygon>
          <draw:polygon draw:style-name="gr7" draw:layer="layout" svg:width="0.648cm" svg:height="0.569cm" svg:x="0.165cm" svg:y="1.431cm" svg:viewBox="0 0 649 570" draw:points="389,0 397,189 623,103 640,112 649,172 631,172 631,198 623,215 614,215 596,207 588,189 588,172 415,241 570,414 579,483 570,509 570,526 562,552 553,561 544,561 528,570 519,561 510,535 502,526 519,509 528,500 528,483 536,483 544,466 363,258 60,431 60,457 52,466 52,509 43,518 34,526 17,526 0,509 17,466 17,448 34,423 25,371 311,224 216,138 198,155 190,172 173,189 138,164 138,155 147,138 173,129 181,103 225,69 328,164 328,17">
            <text:p/>
          </draw:polygon>
          <draw:polygon draw:style-name="gr11" draw:layer="layout" svg:width="0.19cm" svg:height="0.155cm" svg:x="0.96cm" svg:y="0.767cm" svg:viewBox="0 0 191 156" draw:points="0,95 60,60 60,25 95,0 104,0 104,25 147,8 182,0 191,25 182,34 182,112 112,138 95,138 69,156">
            <text:p/>
          </draw:polygon>
          <draw:polygon draw:style-name="gr7" draw:layer="layout" svg:width="0.19cm" svg:height="0.155cm" svg:x="0.96cm" svg:y="0.767cm" svg:viewBox="0 0 191 156" draw:points="0,95 60,60 60,25 95,0 104,0 104,25 147,8 182,0 191,25 182,34 182,112 112,138 95,138 69,156">
            <text:p/>
          </draw:polygon>
          <draw:polygon draw:style-name="gr11" draw:layer="layout" svg:width="0.303cm" svg:height="0.405cm" svg:x="0.389cm" svg:y="0.06cm" svg:viewBox="0 0 304 406" draw:points="277,34 277,112 277,129 304,190 294,207 277,207 277,241 260,241 269,250 260,285 251,311 234,319 208,319 173,345 138,406 0,285 69,0">
            <text:p/>
          </draw:polygon>
          <draw:polygon draw:style-name="gr11" draw:layer="layout" svg:width="0.303cm" svg:height="0.405cm" svg:x="0.389cm" svg:y="0.06cm" svg:viewBox="0 0 304 406" draw:points="277,34 277,112 277,129 304,190 294,207 277,207 277,241 260,241 269,250 260,285 251,311 234,319 208,319 173,345 138,406 0,285 69,0">
            <text:p/>
          </draw:polygon>
          <draw:polygon draw:style-name="gr7" draw:layer="layout" svg:width="0.303cm" svg:height="0.405cm" svg:x="0.389cm" svg:y="0.06cm" svg:viewBox="0 0 304 406" draw:points="277,34 277,112 277,129 304,190 294,207 277,207 277,241 260,241 269,250 260,285 251,311 234,319 208,319 173,345 138,406 0,285 69,0">
            <text:p/>
          </draw:polygon>
          <draw:polygon draw:style-name="gr12" draw:layer="layout" svg:width="0.364cm" svg:height="0.345cm" svg:x="0.329cm" svg:y="0cm" svg:viewBox="0 0 365 346" draw:points="208,233 182,259 156,328 78,346 43,337 0,276 0,173 0,120 43,43 103,0 199,0 295,25 321,43 365,86 365,112 304,129 260,120 252,164 260,233 225,250 217,242">
            <text:p/>
          </draw:polygon>
          <draw:polygon draw:style-name="gr15" draw:layer="layout" svg:width="0.364cm" svg:height="0.345cm" svg:x="0.329cm" svg:y="0cm" svg:viewBox="0 0 365 346" draw:points="208,233 182,259 156,328 78,346 43,337 0,276 0,173 0,120 43,43 103,0 199,0 295,25 321,43 365,86 365,112 304,129 260,120 252,164 260,233 225,250 217,242">
            <text:p/>
          </draw:polygon>
          <draw:polygon draw:style-name="gr10" draw:layer="layout" svg:width="0.588cm" svg:height="0.552cm" svg:x="0.58cm" svg:y="1.077cm" svg:viewBox="0 0 589 553" draw:points="380,181 0,319 52,129 0,25 251,8 346,8 424,8 536,0 571,16 589,77 589,172 571,336 580,526 536,535 493,553 372,535 398,207 380,172">
            <text:p/>
          </draw:polygon>
          <draw:polygon draw:style-name="gr10" draw:layer="layout" svg:width="0.588cm" svg:height="0.552cm" svg:x="0.58cm" svg:y="1.077cm" svg:viewBox="0 0 589 553" draw:points="380,181 0,319 52,129 0,25 251,8 346,8 424,8 536,0 571,16 589,77 589,172 571,336 580,526 536,535 493,553 372,535 398,207 380,172">
            <text:p/>
          </draw:polygon>
          <draw:polyline draw:style-name="gr7" draw:layer="layout" svg:width="0.588cm" svg:height="0.552cm" svg:x="0.58cm" svg:y="1.077cm" svg:viewBox="0 0 589 553" draw:points="380,181 0,319 52,129 0,25 251,8 346,8 424,8 536,0 571,16 589,77 589,172 571,336 580,526 536,535 493,553 372,535 398,207 380,172">
            <text:p/>
          </draw:polyline>
          <draw:polygon draw:style-name="gr16" draw:layer="layout" svg:width="0.191cm" svg:height="0.242cm" svg:x="0.329cm" svg:y="0.336cm" svg:viewBox="0 0 192 243" draw:points="0,43 17,8 43,0 78,8 113,26 139,43 174,95 192,164 182,243 165,199 8,156">
            <text:p/>
          </draw:polygon>
          <draw:polygon draw:style-name="gr7" draw:layer="layout" svg:width="0.191cm" svg:height="0.242cm" svg:x="0.329cm" svg:y="0.336cm" svg:viewBox="0 0 192 243" draw:points="0,43 17,8 43,0 78,8 113,26 139,43 174,95 192,164 182,243 165,199 8,156">
            <text:p/>
          </draw:polygon>
          <draw:polygon draw:style-name="gr4" draw:layer="layout" svg:width="0.606cm" svg:height="1.129cm" svg:x="0.138cm" svg:y="0.354cm" svg:viewBox="0 0 607 1130" draw:points="199,0 242,17 277,25 320,60 338,77 355,112 381,137 407,172 424,396 485,543 555,672 607,802 607,871 580,940 563,1000 555,1035 537,1078 424,1112 355,1130 190,897 121,750 0,595 8,491 17,344 26,198 34,146 61,94 86,51 139,25 156,17">
            <text:p/>
          </draw:polygon>
          <draw:polygon draw:style-name="gr7" draw:layer="layout" svg:width="0.606cm" svg:height="1.129cm" svg:x="0.138cm" svg:y="0.354cm" svg:viewBox="0 0 607 1130" draw:points="199,0 242,17 277,25 320,60 338,77 355,112 381,137 407,172 424,396 485,543 555,672 607,802 607,871 580,940 563,1000 555,1035 537,1078 424,1112 355,1130 190,897 121,750 0,595 8,491 17,344 26,198 34,146 61,94 86,51 139,25 156,17">
            <text:p/>
          </draw:polygon>
          <draw:polygon draw:style-name="gr4" draw:layer="layout" svg:width="0.64cm" svg:height="0.509cm" svg:x="0.424cm" svg:y="0.526cm" svg:viewBox="0 0 641 510" draw:points="103,0 25,69 17,112 8,172 0,225 25,337 95,397 173,440 285,483 398,510 545,458 641,397 597,345 554,319 389,363 363,337 320,337 259,233 216,155 190,104 173,43 156,26">
            <text:p/>
          </draw:polygon>
          <draw:polygon draw:style-name="gr7" draw:layer="layout" svg:width="0.64cm" svg:height="0.509cm" svg:x="0.424cm" svg:y="0.526cm" svg:viewBox="0 0 641 510" draw:points="103,0 25,69 17,112 8,172 0,225 25,337 95,397 173,440 285,483 398,510 545,458 641,397 597,345 554,319 389,363 363,337 320,337 259,233 216,155 190,104 173,43 156,26">
            <text:p/>
          </draw:polygon>
          <draw:polygon draw:style-name="gr13" draw:layer="layout" svg:width="0.51cm" svg:height="0.724cm" svg:x="0cm" svg:y="0.758cm" svg:viewBox="0 0 511 725" draw:points="52,0 104,78 225,129 390,492 450,586 511,725 398,725 225,621 0,0">
            <text:p/>
          </draw:polygon>
          <draw:path draw:style-name="gr7" draw:layer="layout" svg:width="0.51cm" svg:height="0.724cm" svg:x="0cm" svg:y="0.758cm" svg:viewBox="0 0 511 725" svg:d="m51 0 53 78 121 51 165 363 60 94 61 139h-113l-173-104-225-620zm0-1h51zm0 0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PC Man</dc:title>
    <meta:creation-date>2011-02-07T16:40:25</meta:creation-date>
    <meta:editing-duration>P0D</meta:editing-duration>
    <meta:editing-cycles>1</meta:editing-cycles>
    <meta:document-statistic meta:object-count="77"/>
    <meta:generator>OpenOffice.org/3.3$Linux OpenOffice.org_project/330m20$Build-9567</meta:generator>
  </office:meta>
</office:document-meta>
</file>